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2" svg:font-family="'Droid Sans Fallback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Preformatted_20_Text">
      <style:text-properties officeooo:rsid="00062282" officeooo:paragraph-rsid="00062282"/>
    </style:style>
    <style:style style:name="P2" style:family="paragraph" style:parent-style-name="Preformatted_20_Text">
      <style:text-properties fo:font-size="12pt" officeooo:rsid="00062282" officeooo:paragraph-rsid="00062282" style:font-size-asian="12pt" style:font-size-complex="12pt"/>
    </style:style>
    <style:style style:name="P3" style:family="paragraph" style:parent-style-name="Preformatted_20_Text">
      <style:text-properties fo:font-size="12pt" officeooo:rsid="00062282" officeooo:paragraph-rsid="00091fa2" style:font-size-asian="12pt" style:font-size-complex="12pt"/>
    </style:style>
    <style:style style:name="P4" style:family="paragraph" style:parent-style-name="Preformatted_20_Text">
      <style:text-properties fo:font-size="12pt" officeooo:rsid="0007c792" officeooo:paragraph-rsid="0007c792" style:font-size-asian="12pt" style:font-size-complex="12pt"/>
    </style:style>
    <style:style style:name="P5" style:family="paragraph" style:parent-style-name="Preformatted_20_Text">
      <style:text-properties fo:font-size="12pt" officeooo:rsid="0008c671" officeooo:paragraph-rsid="0008c671" style:font-size-asian="12pt" style:font-size-complex="12pt"/>
    </style:style>
    <style:style style:name="P6" style:family="paragraph" style:parent-style-name="Preformatted_20_Text">
      <style:paragraph-properties fo:text-align="center" style:justify-single-word="false"/>
      <style:text-properties fo:font-size="12pt" officeooo:rsid="0008c671" officeooo:paragraph-rsid="0008c671" style:font-size-asian="12pt" style:font-size-complex="12pt"/>
    </style:style>
    <style:style style:name="P7" style:family="paragraph" style:parent-style-name="Preformatted_20_Text">
      <style:paragraph-properties fo:text-align="center" style:justify-single-word="false"/>
      <style:text-properties fo:font-size="16pt" fo:font-weight="bold" officeooo:rsid="00062282" officeooo:paragraph-rsid="00062282" style:font-size-asian="16pt" style:font-weight-asian="bold" style:font-size-complex="16pt" style:font-weight-complex="bold"/>
    </style:style>
    <style:style style:name="P8" style:family="paragraph" style:parent-style-name="Preformatted_20_Text">
      <style:text-properties fo:font-size="13pt" fo:font-weight="bold" officeooo:rsid="0007c792" officeooo:paragraph-rsid="0007c792" style:font-size-asian="13pt" style:font-weight-asian="bold" style:font-size-complex="13pt" style:font-weight-complex="bold"/>
    </style:style>
    <style:style style:name="P9" style:family="paragraph" style:parent-style-name="Preformatted_20_Text">
      <style:text-properties fo:font-size="13pt" fo:font-weight="bold" officeooo:rsid="00062282" officeooo:paragraph-rsid="00062282" style:font-size-asian="13pt" style:font-weight-asian="bold" style:font-size-complex="13pt" style:font-weight-complex="bold"/>
    </style:style>
    <style:style style:name="P10" style:family="paragraph" style:parent-style-name="Preformatted_20_Text">
      <style:text-properties fo:font-size="13pt" fo:font-weight="bold" officeooo:rsid="00085415" officeooo:paragraph-rsid="00085415" style:font-size-asian="13pt" style:font-weight-asian="bold" style:font-size-complex="13pt" style:font-weight-complex="bold"/>
    </style:style>
    <style:style style:name="P11" style:family="paragraph" style:parent-style-name="Preformatted_20_Text">
      <style:text-properties fo:font-size="13pt" fo:font-weight="bold" officeooo:rsid="0008c671" officeooo:paragraph-rsid="0008c671" style:font-size-asian="13pt" style:font-weight-asian="bold" style:font-size-complex="13pt" style:font-weight-complex="bold"/>
    </style:style>
    <style:style style:name="P12" style:family="paragraph" style:parent-style-name="Preformatted_20_Text">
      <style:text-properties fo:font-size="12pt" officeooo:rsid="00062282" officeooo:paragraph-rsid="00062282" style:font-size-asian="12pt" style:font-size-complex="12pt"/>
    </style:style>
    <style:style style:name="P13" style:family="paragraph" style:parent-style-name="Preformatted_20_Text">
      <style:text-properties fo:font-size="12pt" officeooo:rsid="000beffb" officeooo:paragraph-rsid="000beffb" style:font-size-asian="12pt" style:font-size-complex="12pt"/>
    </style:style>
    <style:style style:name="P14" style:family="paragraph" style:parent-style-name="Preformatted_20_Text">
      <style:text-properties fo:font-size="12pt" fo:font-weight="bold" officeooo:rsid="000beffb" officeooo:paragraph-rsid="000beffb" style:font-size-asian="12pt" style:font-weight-asian="bold" style:font-size-complex="12pt" style:font-weight-complex="bold"/>
    </style:style>
    <style:style style:name="T1" style:family="text">
      <style:text-properties officeooo:rsid="00091fa2"/>
    </style:style>
    <style:style style:name="T2" style:family="text">
      <style:text-properties officeooo:rsid="000beffb"/>
    </style:style>
    <style:style style:name="T3" style:family="text">
      <style:text-properties officeooo:rsid="000dc5ac"/>
    </style:style>
    <style:style style:name="T4" style:family="text">
      <style:text-properties officeooo:rsid="000e34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Neal's Search Engine</text:p>
      <text:p text:style-name="P1"/>
      <text:p text:style-name="P6">P76034711<text:tab/><text:tab/>資工所 <text:s/>呂鴻</text:p>
      <text:p text:style-name="P13"/>
      <text:p text:style-name="P14"><text:span text:style-name="T4">Initialize</text:span> :</text:p>
      <text:p text:style-name="P2"><text:tab/><text:span text:style-name="T2">put data into “data/Data” file or change the String DataPath which is a private variable in the program.</text:span></text:p>
      <text:p text:style-name="P2"/>
      <text:p text:style-name="P8">Environment Setting :</text:p>
      <text:p text:style-name="P4"><text:tab/>Linux 14.04 </text:p>
      <text:p text:style-name="P4"><text:tab/>i5 2.40 GHz CPU</text:p>
      <text:p text:style-name="P4"><text:tab/>4G RAM</text:p>
      <text:p text:style-name="P2"/>
      <text:p text:style-name="P9">Execute the program :</text:p>
      <text:p text:style-name="P2"><text:tab/>java -jar SearchEngine.jar</text:p>
      <text:p text:style-name="P2"/>
      <text:p text:style-name="P10">GitHub :</text:p>
      <text:p text:style-name="P3"><text:tab/><text:span text:style-name="T1">https://github.com/Neal-liu/Search-Engine</text:span></text:p>
      <text:p text:style-name="P2"/>
      <text:p text:style-name="P11">Course : </text:p>
      <text:p text:style-name="P5"><text:tab/>高宏宇 Web information retrieval and text mining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Fallback2" svg:font-family="'Droid Sans Fallback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Fallback2" style:font-family-complex="'Droid Sans Fallback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Fallback2" style:font-family-complex="'Droid Sans Fallback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Fallback2" style:font-family-complex="'Droid Sans Fallback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0-20T22:25:51.716120468</dc:date>
    <meta:generator>LibreOffice/4.2.6.3$Linux_X86_64 LibreOffice_project/420m0$Build-3</meta:generator>
    <meta:editing-duration>PT1H57M43S</meta:editing-duration>
    <meta:editing-cycles>10</meta:editing-cycles>
    <meta:document-statistic meta:table-count="0" meta:image-count="0" meta:object-count="0" meta:page-count="1" meta:paragraph-count="14" meta:word-count="61" meta:character-count="365" meta:non-whitespace-character-count="312"/>
  </office:meta>
</office:document-meta>
</file>